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
      <text:p text:style-name="rststyle-title">Test</text:p>
      <text:p text:style-name="rststyle-subtitle">Basic # 1</text:p>
      <text:p text:style-name="rststyle-textbody">A <text:span text:style-name="rststyle-emphasis">simple</text:span> test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      <text:p text:style-name="rststyle-footer">Generated on: 2010-08-17 18:33 UTC (If you see this in test output, there's a bug in the test code!).
Generated by Docutils from reStructuredText source.
</text:p>
      </style:footer>
    </ns2:master-page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dkuhlman</meta:initial-creator>
    <meta:creation-date>2010-08-17T11:33:55</meta:creation-date>
    <dc:creator>dkuhlman</dc:creator>
    <dc:date>2010-08-17T11:33:55</dc:date>
    <dc:language>en-US</dc:language>
    <meta:editing-cycles>1</meta:editing-cycles>
    <meta:editing-duration>PT00M01S</meta:editing-duration>
    <dc:title>Basic # 1</dc:title>
  </office:meta>
</office:document-meta>
</file>